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6dd" officeooo:paragraph-rsid="000406dd"/>
    </style:style>
    <style:style style:name="P2" style:family="paragraph" style:parent-style-name="Standard">
      <style:text-properties officeooo:rsid="00069e3f" officeooo:paragraph-rsid="00069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Lire attentivement le sujet afin de bien cerner ce qui ne pas se lancer dans une certation de la question </text:p>
      <text:p text:style-name="P1">-souligner les termes clés </text:p>
      <text:p text:style-name="P1">-le thème juridique est identique mais la question differnte </text:p>
      <text:p text:style-name="P1">-application sujet </text:p>
      <text:p text:style-name="P1">il fallait connaître la réponse legale mais n 'est on vous demande de réflichir a cette réponse d'être capable les avantage et les incovinient il fallait donc un point de vue un peut critique et éventuellement proposée des solution </text:p>
      <text:p text:style-name="P1">-application sujet de plus simple puisque on demandais les risque d une part et les avantage des autres part </text:p>
      <text:p text:style-name="P1">-une fois le sujet compris mettre les idées en brou et les classer </text:p>
      <text:p text:style-name="P1">-mettre un intitulé pour chaque partie asser bref et surtout signifiant ( 2014 les reisque </text:p>
      <text:p text:style-name="P1">i les solutions)</text:p>
      <text:p text:style-name="P1">-debuter le travail par une intro (d'abord difinition des termes des sujet definir adminstration sr</text:p>
      <text:p text:style-name="P1">et definir respensabilite poser la question soulever par le sujet <text:s/>indiquer comment traiter on va traiter la réponse 1 <text:s/>2 )afin de repondre a la question posé <text:s/>()</text:p>
      <text:p text:style-name="P1"/>
      <text:p text:style-name="P1">on employe jamais je on </text:p>
      <text:p text:style-name="P1">des phrases courte imples d s developpement <text:s/></text:p>
      <text:p text:style-name="P2">pas de conclusion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8:14:25.282000000</meta:creation-date>
    <dc:date>2015-03-12T18:32:57.108000000</dc:date>
    <meta:editing-duration>PT17M59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5" meta:word-count="182" meta:character-count="1078" meta:non-whitespace-character-count="894"/>
  </office:meta>
</office:document-meta>
</file>